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6" style:family="paragraph" style:parent-style-name="Standard">
      <style:text-properties officeooo:rsid="001f1f93" officeooo:paragraph-rsid="001f1f93"/>
    </style:style>
    <style:style style:name="P7" style:family="paragraph" style:parent-style-name="Standard">
      <style:text-properties officeooo:rsid="001f8ad3" officeooo:paragraph-rsid="001f8ad3"/>
    </style:style>
    <style:style style:name="P8" style:family="paragraph" style:parent-style-name="Standard">
      <style:text-properties officeooo:rsid="0026d298" officeooo:paragraph-rsid="0026d298"/>
    </style:style>
    <style:style style:name="T1" style:family="text">
      <style:text-properties officeooo:rsid="001ecf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6">Contact maps: 1/0 matrix based on some threshold of carbon alpha-alpha distances of residue pairs.</text:p>
      <text:p text:style-name="P6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6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8">Tutorials point: <text:a xlink:type="simple" xlink:href="https://www.tutorialspoint.com/biopython/biopython_creating_simple_application.htm" text:style-name="Internet_20_link" text:visited-style-name="Visited_20_Internet_20_Link">https://www.tutorialspoint.com/biopython/biopython_creating_simple_application.htm</text:a></text:p>
      <text:p text:style-name="P8"/>
      <text:p text:style-name="P3"><text:s/></text:p>
      <text:p text:style-name="P4">run code from codes directory, e.g</text:p>
      <text:p text:style-name="P5">/protein_project_1/codes$ python ru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05T22:05:15.613835871</dc:date>
    <meta:editing-duration>PT1H11M2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7" meta:character-count="870" meta:non-whitespace-character-count="804"/>
  </office:meta>
</office:document-meta>
</file>